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5839" officeooo:paragraph-rsid="00015839"/>
    </style:style>
    <style:style style:name="P2" style:family="paragraph" style:parent-style-name="Standard" style:list-style-name="L3">
      <style:text-properties fo:font-weight="bold" officeooo:rsid="0016b375" officeooo:paragraph-rsid="0016b375" style:font-weight-asian="bold" style:font-weight-complex="bold"/>
    </style:style>
    <style:style style:name="P3" style:family="paragraph" style:parent-style-name="Standard" style:list-style-name="L3">
      <style:text-properties fo:font-weight="bold" officeooo:rsid="0019df1d" officeooo:paragraph-rsid="0019df1d" style:font-weight-asian="bold" style:font-weight-complex="bold"/>
    </style:style>
    <style:style style:name="P4" style:family="paragraph" style:parent-style-name="Standard" style:list-style-name="L3">
      <style:text-properties fo:font-weight="bold" officeooo:rsid="001bbfe5" officeooo:paragraph-rsid="001bbfe5" style:font-weight-asian="bold" style:font-weight-complex="bold"/>
    </style:style>
    <style:style style:name="P5" style:family="paragraph" style:parent-style-name="Standard" style:list-style-name="L3">
      <style:text-properties fo:font-weight="bold" officeooo:rsid="001c2482" officeooo:paragraph-rsid="001c2482" style:font-weight-asian="bold" style:font-weight-complex="bold"/>
    </style:style>
    <style:style style:name="P6" style:family="paragraph" style:parent-style-name="Standard" style:list-style-name="L3">
      <style:text-properties fo:font-weight="bold" officeooo:rsid="0020bcab" officeooo:paragraph-rsid="0020bcab" style:font-weight-asian="bold" style:font-weight-complex="bold"/>
    </style:style>
    <style:style style:name="P7" style:family="paragraph" style:parent-style-name="Standard">
      <style:text-properties fo:font-size="14pt" fo:font-weight="bold" officeooo:rsid="00015839" officeooo:paragraph-rsid="00015839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15839" officeooo:paragraph-rsid="00015839" style:font-weight-asian="bold" style:font-weight-complex="bold"/>
    </style:style>
    <style:style style:name="P9" style:family="paragraph" style:parent-style-name="Standard">
      <style:text-properties fo:font-size="14pt" fo:font-weight="bold" officeooo:rsid="002261de" officeooo:paragraph-rsid="002261de" style:font-weight-asian="bold" style:font-weight-complex="bold"/>
    </style:style>
    <style:style style:name="P10" style:family="paragraph" style:parent-style-name="Standard">
      <style:text-properties fo:font-size="14pt" fo:font-weight="bold" officeooo:rsid="0033d44c" officeooo:paragraph-rsid="0033d44c" style:font-weight-asian="bold" style:font-weight-complex="bold"/>
    </style:style>
    <style:style style:name="P11" style:family="paragraph" style:parent-style-name="Standard">
      <style:text-properties fo:font-size="14pt" officeooo:rsid="00015839" officeooo:paragraph-rsid="00015839" style:font-size-asian="14pt" style:font-size-complex="14pt"/>
    </style:style>
    <style:style style:name="P12" style:family="paragraph" style:parent-style-name="Standard">
      <style:text-properties fo:font-size="18pt" style:text-underline-style="solid" style:text-underline-width="auto" style:text-underline-color="font-color" fo:font-weight="bold" officeooo:rsid="00015839" officeooo:paragraph-rsid="00015839" style:font-weight-asian="bold" style:font-weight-complex="bold"/>
    </style:style>
    <style:style style:name="P13" style:family="paragraph" style:parent-style-name="Standard">
      <style:text-properties fo:font-size="12pt" officeooo:rsid="00015839" officeooo:paragraph-rsid="00015839"/>
    </style:style>
    <style:style style:name="P14" style:family="paragraph" style:parent-style-name="Standard" style:list-style-name="L1">
      <style:text-properties fo:font-size="12pt" officeooo:rsid="00015839" officeooo:paragraph-rsid="00015839"/>
    </style:style>
    <style:style style:name="P15" style:family="paragraph" style:parent-style-name="Standard" style:list-style-name="L2">
      <style:text-properties fo:font-size="12pt" officeooo:rsid="00015839" officeooo:paragraph-rsid="00015839"/>
    </style:style>
    <style:style style:name="P16" style:family="paragraph" style:parent-style-name="Standard" style:list-style-name="L2">
      <style:text-properties fo:font-size="12pt" fo:font-weight="bold" officeooo:rsid="00015839" officeooo:paragraph-rsid="00015839" style:font-weight-asian="bold" style:font-weight-complex="bold"/>
    </style:style>
    <style:style style:name="P17" style:family="paragraph" style:parent-style-name="Standard" style:list-style-name="L2">
      <style:text-properties fo:font-size="12pt" fo:font-weight="bold" officeooo:rsid="00031e24" officeooo:paragraph-rsid="00031e24" style:font-weight-asian="bold" style:font-weight-complex="bold"/>
    </style:style>
    <style:style style:name="P18" style:family="paragraph" style:parent-style-name="Standard" style:list-style-name="L2">
      <style:text-properties fo:font-size="12pt" fo:font-weight="bold" officeooo:rsid="0004913f" officeooo:paragraph-rsid="0004913f" style:font-weight-asian="bold" style:font-weight-complex="bold"/>
    </style:style>
    <style:style style:name="P19" style:family="paragraph" style:parent-style-name="Standard" style:list-style-name="L2">
      <style:text-properties fo:font-size="12pt" fo:font-weight="bold" officeooo:rsid="0005280f" officeooo:paragraph-rsid="0005280f" style:font-weight-asian="bold" style:font-weight-complex="bold"/>
    </style:style>
    <style:style style:name="P20" style:family="paragraph" style:parent-style-name="Standard" style:list-style-name="L2">
      <style:text-properties fo:font-size="12pt" fo:font-weight="bold" officeooo:rsid="00087af9" officeooo:paragraph-rsid="00087af9" style:font-weight-asian="bold" style:font-weight-complex="bold"/>
    </style:style>
    <style:style style:name="P21" style:family="paragraph" style:parent-style-name="Standard" style:list-style-name="L2">
      <style:text-properties fo:font-size="12pt" fo:font-weight="bold" officeooo:rsid="0009d57a" officeooo:paragraph-rsid="0009d57a" style:font-weight-asian="bold" style:font-weight-complex="bold"/>
    </style:style>
    <style:style style:name="P22" style:family="paragraph" style:parent-style-name="Standard" style:list-style-name="L5">
      <style:text-properties fo:font-size="12pt" fo:font-weight="bold" officeooo:rsid="002a9ab3" officeooo:paragraph-rsid="002a9ab3" style:font-weight-asian="bold" style:font-weight-complex="bold"/>
    </style:style>
    <style:style style:name="P23" style:family="paragraph" style:parent-style-name="Standard" style:list-style-name="L5">
      <style:text-properties fo:font-size="12pt" fo:font-weight="bold" officeooo:rsid="002d4d86" officeooo:paragraph-rsid="002d4d86" style:font-weight-asian="bold" style:font-weight-complex="bold"/>
    </style:style>
    <style:style style:name="P24" style:family="paragraph" style:parent-style-name="Standard" style:list-style-name="L5">
      <style:text-properties fo:font-size="12pt" fo:font-weight="bold" officeooo:rsid="002ecd8a" officeooo:paragraph-rsid="002ecd8a" style:font-weight-asian="bold" style:font-weight-complex="bold"/>
    </style:style>
    <style:style style:name="P25" style:family="paragraph" style:parent-style-name="Standard" style:list-style-name="L5">
      <style:text-properties fo:font-size="12pt" fo:font-weight="bold" officeooo:rsid="002efbf7" officeooo:paragraph-rsid="002efbf7" style:font-weight-asian="bold" style:font-weight-complex="bold"/>
    </style:style>
    <style:style style:name="P26" style:family="paragraph" style:parent-style-name="Standard" style:list-style-name="L5">
      <style:text-properties fo:font-size="12pt" fo:font-weight="bold" officeooo:rsid="002fe059" officeooo:paragraph-rsid="002fe059" style:font-weight-asian="bold" style:font-weight-complex="bold"/>
    </style:style>
    <style:style style:name="P27" style:family="paragraph" style:parent-style-name="Standard" style:list-style-name="L5">
      <style:text-properties fo:font-size="12pt" fo:font-weight="bold" officeooo:rsid="00318f5a" officeooo:paragraph-rsid="00318f5a" style:font-weight-asian="bold" style:font-weight-complex="bold"/>
    </style:style>
    <style:style style:name="P28" style:family="paragraph" style:parent-style-name="Standard" style:list-style-name="L6">
      <style:text-properties fo:font-size="12pt" fo:font-weight="bold" officeooo:rsid="0033d44c" officeooo:paragraph-rsid="0033d44c" style:font-weight-asian="bold" style:font-weight-complex="bold"/>
    </style:style>
    <style:style style:name="P29" style:family="paragraph" style:parent-style-name="Standard" style:list-style-name="L6">
      <style:text-properties fo:font-size="12pt" fo:font-weight="bold" officeooo:rsid="003410d7" officeooo:paragraph-rsid="003410d7" style:font-weight-asian="bold" style:font-weight-complex="bold"/>
    </style:style>
    <style:style style:name="P30" style:family="paragraph" style:parent-style-name="Standard" style:list-style-name="L6">
      <style:text-properties fo:font-size="12pt" fo:font-weight="bold" officeooo:rsid="00349a8f" officeooo:paragraph-rsid="00349a8f" style:font-weight-asian="bold" style:font-weight-complex="bold"/>
    </style:style>
    <style:style style:name="P31" style:family="paragraph" style:parent-style-name="Standard" style:list-style-name="L2">
      <style:text-properties fo:font-size="12pt" officeooo:rsid="00031e24" officeooo:paragraph-rsid="00031e24"/>
    </style:style>
    <style:style style:name="P32" style:family="paragraph" style:parent-style-name="Standard" style:list-style-name="L2">
      <style:text-properties fo:font-size="12pt" fo:font-weight="normal" officeooo:rsid="00031e24" officeooo:paragraph-rsid="00031e24" style:font-weight-asian="normal" style:font-weight-complex="normal"/>
    </style:style>
    <style:style style:name="P33" style:family="paragraph" style:parent-style-name="Standard">
      <style:text-properties fo:font-size="12pt" fo:font-weight="normal" officeooo:rsid="002261de" officeooo:paragraph-rsid="002261de" style:font-weight-asian="normal" style:font-weight-complex="normal"/>
    </style:style>
    <style:style style:name="P34" style:family="paragraph" style:parent-style-name="Standard" style:list-style-name="L5">
      <style:text-properties fo:font-size="12pt" fo:font-weight="normal" officeooo:rsid="002261de" officeooo:paragraph-rsid="002261de" style:font-weight-asian="normal" style:font-weight-complex="normal"/>
    </style:style>
    <style:style style:name="P35" style:family="paragraph" style:parent-style-name="Standard" style:list-style-name="L5">
      <style:text-properties fo:font-size="12pt" fo:font-weight="normal" officeooo:rsid="0022ef10" officeooo:paragraph-rsid="0022ef10" style:font-weight-asian="normal" style:font-weight-complex="normal"/>
    </style:style>
    <style:style style:name="P36" style:family="paragraph" style:parent-style-name="Standard" style:list-style-name="L5">
      <style:text-properties fo:font-size="12pt" fo:font-weight="normal" officeooo:rsid="0024caef" officeooo:paragraph-rsid="0024caef" style:font-weight-asian="normal" style:font-weight-complex="normal"/>
    </style:style>
    <style:style style:name="P37" style:family="paragraph" style:parent-style-name="Standard">
      <style:text-properties fo:font-size="12pt" fo:font-weight="normal" officeooo:rsid="0024caef" officeooo:paragraph-rsid="0024caef" style:font-weight-asian="normal" style:font-weight-complex="normal"/>
    </style:style>
    <style:style style:name="P38" style:family="paragraph" style:parent-style-name="Standard" style:list-style-name="L5">
      <style:text-properties fo:font-size="12pt" fo:font-weight="normal" officeooo:rsid="0025ec75" officeooo:paragraph-rsid="0025ec75" style:font-weight-asian="normal" style:font-weight-complex="normal"/>
    </style:style>
    <style:style style:name="P39" style:family="paragraph" style:parent-style-name="Standard" style:list-style-name="L5">
      <style:text-properties fo:font-size="12pt" fo:font-weight="normal" officeooo:rsid="00275236" officeooo:paragraph-rsid="00275236" style:font-weight-asian="normal" style:font-weight-complex="normal"/>
    </style:style>
    <style:style style:name="P40" style:family="paragraph" style:parent-style-name="Standard" style:list-style-name="L5">
      <style:text-properties fo:font-size="12pt" fo:font-weight="normal" officeooo:rsid="0027819c" officeooo:paragraph-rsid="0027819c" style:font-weight-asian="normal" style:font-weight-complex="normal"/>
    </style:style>
    <style:style style:name="P41" style:family="paragraph" style:parent-style-name="Standard" style:list-style-name="L5">
      <style:text-properties fo:font-size="12pt" fo:font-weight="normal" officeooo:rsid="0028108d" officeooo:paragraph-rsid="0028108d" style:font-weight-asian="normal" style:font-weight-complex="normal"/>
    </style:style>
    <style:style style:name="P42" style:family="paragraph" style:parent-style-name="Standard" style:list-style-name="L5">
      <style:text-properties fo:font-size="12pt" fo:font-weight="normal" officeooo:rsid="00287b4c" officeooo:paragraph-rsid="00287b4c" style:font-weight-asian="normal" style:font-weight-complex="normal"/>
    </style:style>
    <style:style style:name="P43" style:family="paragraph" style:parent-style-name="Standard" style:list-style-name="L5">
      <style:text-properties fo:font-size="12pt" fo:font-weight="normal" officeooo:rsid="002a526d" officeooo:paragraph-rsid="002a526d" style:font-weight-asian="normal" style:font-weight-complex="normal"/>
    </style:style>
    <style:style style:name="P44" style:family="paragraph" style:parent-style-name="Standard" style:list-style-name="L5">
      <style:text-properties fo:font-size="12pt" fo:font-weight="normal" officeooo:rsid="002fe059" officeooo:paragraph-rsid="002fe059" style:font-weight-asian="normal" style:font-weight-complex="normal"/>
    </style:style>
    <style:style style:name="P45" style:family="paragraph" style:parent-style-name="Standard" style:list-style-name="L5">
      <style:text-properties fo:font-size="12pt" fo:font-weight="normal" officeooo:rsid="00318f5a" officeooo:paragraph-rsid="00318f5a" style:font-weight-asian="normal" style:font-weight-complex="normal"/>
    </style:style>
    <style:style style:name="P46" style:family="paragraph" style:parent-style-name="Standard" style:list-style-name="L5">
      <style:text-properties fo:font-size="12pt" fo:font-weight="normal" officeooo:rsid="003271ab" officeooo:paragraph-rsid="003271ab" style:font-weight-asian="normal" style:font-weight-complex="normal"/>
    </style:style>
    <style:style style:name="P47" style:family="paragraph" style:parent-style-name="Standard" style:list-style-name="L5">
      <style:text-properties fo:font-size="12pt" fo:font-weight="normal" officeooo:rsid="003347cd" officeooo:paragraph-rsid="003347cd" style:font-weight-asian="normal" style:font-weight-complex="normal"/>
    </style:style>
    <style:style style:name="P48" style:family="paragraph" style:parent-style-name="Standard">
      <style:text-properties fo:font-size="12pt" fo:font-weight="normal" officeooo:rsid="003347cd" officeooo:paragraph-rsid="003347cd" style:font-weight-asian="normal" style:font-weight-complex="normal"/>
    </style:style>
    <style:style style:name="P49" style:family="paragraph" style:parent-style-name="Standard" style:list-style-name="L6">
      <style:text-properties fo:font-size="12pt" fo:font-weight="normal" officeooo:rsid="003410d7" officeooo:paragraph-rsid="003410d7" style:font-weight-asian="normal" style:font-weight-complex="normal"/>
    </style:style>
    <style:style style:name="P50" style:family="paragraph" style:parent-style-name="Standard">
      <style:text-properties fo:font-size="12pt" fo:font-weight="normal" officeooo:rsid="003410d7" officeooo:paragraph-rsid="003410d7" style:font-weight-asian="normal" style:font-weight-complex="normal"/>
    </style:style>
    <style:style style:name="P51" style:family="paragraph" style:parent-style-name="Standard" style:list-style-name="L6">
      <style:text-properties fo:font-size="12pt" fo:font-weight="normal" officeooo:rsid="00358a1d" officeooo:paragraph-rsid="00358a1d" style:font-weight-asian="normal" style:font-weight-complex="normal"/>
    </style:style>
    <style:style style:name="P52" style:family="paragraph" style:parent-style-name="Standard" style:list-style-name="L6">
      <style:text-properties fo:font-size="12pt" fo:font-weight="normal" officeooo:rsid="00376912" officeooo:paragraph-rsid="00376912" style:font-weight-asian="normal" style:font-weight-complex="normal"/>
    </style:style>
    <style:style style:name="P53" style:family="paragraph" style:parent-style-name="Standard" style:list-style-name="L6">
      <style:text-properties fo:font-size="12pt" fo:font-weight="normal" officeooo:rsid="0038771c" officeooo:paragraph-rsid="0038771c" style:font-weight-asian="normal" style:font-weight-complex="normal"/>
    </style:style>
    <style:style style:name="P54" style:family="paragraph" style:parent-style-name="Standard" style:list-style-name="L2">
      <style:text-properties fo:font-weight="normal" officeooo:rsid="0010bbdc" officeooo:paragraph-rsid="0010bbdc" style:font-weight-asian="normal" style:font-weight-complex="normal"/>
    </style:style>
    <style:style style:name="P55" style:family="paragraph" style:parent-style-name="Standard">
      <style:text-properties fo:font-weight="normal" officeooo:rsid="0011cefe" officeooo:paragraph-rsid="0011cefe" style:font-weight-asian="normal" style:font-weight-complex="normal"/>
    </style:style>
    <style:style style:name="P56" style:family="paragraph" style:parent-style-name="Standard" style:list-style-name="L3">
      <style:text-properties fo:font-weight="normal" officeooo:rsid="0011cefe" officeooo:paragraph-rsid="0011cefe" style:font-weight-asian="normal" style:font-weight-complex="normal"/>
    </style:style>
    <style:style style:name="P57" style:family="paragraph" style:parent-style-name="Standard" style:list-style-name="L3">
      <style:text-properties fo:font-weight="normal" officeooo:rsid="0015080d" officeooo:paragraph-rsid="0015080d" style:font-weight-asian="normal" style:font-weight-complex="normal"/>
    </style:style>
    <style:style style:name="P58" style:family="paragraph" style:parent-style-name="Standard" style:list-style-name="L3">
      <style:text-properties fo:font-weight="normal" officeooo:rsid="0016b375" officeooo:paragraph-rsid="0016b375" style:font-weight-asian="normal" style:font-weight-complex="normal"/>
    </style:style>
    <style:style style:name="P59" style:family="paragraph" style:parent-style-name="Standard" style:list-style-name="L3">
      <style:text-properties fo:font-weight="normal" officeooo:rsid="001a15c3" officeooo:paragraph-rsid="001a15c3" style:font-weight-asian="normal" style:font-weight-complex="normal"/>
    </style:style>
    <style:style style:name="P60" style:family="paragraph" style:parent-style-name="Standard" style:list-style-name="L3">
      <style:text-properties fo:font-weight="normal" officeooo:rsid="001db94f" officeooo:paragraph-rsid="001db94f" style:font-weight-asian="normal" style:font-weight-complex="normal"/>
    </style:style>
    <style:style style:name="P61" style:family="paragraph" style:parent-style-name="Standard" style:list-style-name="L3">
      <style:text-properties fo:font-weight="normal" officeooo:rsid="001fd472" officeooo:paragraph-rsid="001fd472" style:font-weight-asian="normal" style:font-weight-complex="normal"/>
    </style:style>
    <style:style style:name="P62" style:family="paragraph" style:parent-style-name="Standard" style:list-style-name="L3">
      <style:text-properties fo:font-weight="normal" officeooo:rsid="0020bcab" officeooo:paragraph-rsid="0020bcab" style:font-weight-asian="normal" style:font-weight-complex="normal"/>
    </style:style>
    <style:style style:name="P63" style:family="paragraph" style:parent-style-name="Standard" style:list-style-name="L3">
      <style:text-properties fo:font-weight="normal" officeooo:rsid="00225fa3" officeooo:paragraph-rsid="00225fa3" style:font-weight-asian="normal" style:font-weight-complex="normal"/>
    </style:style>
    <style:style style:name="P64" style:family="paragraph" style:parent-style-name="Standard" style:list-style-name="L2">
      <style:text-properties fo:color="#c9211e" fo:font-size="12pt" fo:font-weight="bold" officeooo:rsid="0005280f" officeooo:paragraph-rsid="0005280f" style:font-weight-asian="bold" style:font-weight-complex="bold"/>
    </style:style>
    <style:style style:name="P65" style:family="paragraph" style:parent-style-name="Standard" style:list-style-name="L2">
      <style:text-properties style:use-window-font-color="true" fo:font-size="12pt" fo:font-weight="bold" officeooo:rsid="0009d57a" officeooo:paragraph-rsid="0009d57a" style:font-weight-asian="bold" style:font-weight-complex="bold"/>
    </style:style>
    <style:style style:name="P66" style:family="paragraph" style:parent-style-name="Standard" style:list-style-name="L2">
      <style:text-properties style:use-window-font-color="true" fo:font-size="12pt" fo:font-weight="bold" officeooo:rsid="000b7eed" officeooo:paragraph-rsid="000b7eed" style:font-weight-asian="bold" style:font-weight-complex="bold"/>
    </style:style>
    <style:style style:name="P67" style:family="paragraph" style:parent-style-name="Standard" style:list-style-name="L2">
      <style:text-properties style:use-window-font-color="true" fo:font-size="12pt" fo:font-weight="bold" officeooo:rsid="000bcbe9" officeooo:paragraph-rsid="000bcbe9" style:font-weight-asian="bold" style:font-weight-complex="bold"/>
    </style:style>
    <style:style style:name="P68" style:family="paragraph" style:parent-style-name="Standard" style:list-style-name="L2">
      <style:text-properties style:use-window-font-color="true" fo:font-size="12pt" fo:font-weight="bold" officeooo:rsid="000cff4e" officeooo:paragraph-rsid="000cff4e" style:font-weight-asian="bold" style:font-weight-complex="bold"/>
    </style:style>
    <style:style style:name="P69" style:family="paragraph" style:parent-style-name="Standard" style:list-style-name="L2">
      <style:text-properties officeooo:paragraph-rsid="000cff4e"/>
    </style:style>
    <style:style style:name="P70" style:family="paragraph" style:parent-style-name="Standard" style:list-style-name="L2">
      <style:text-properties officeooo:rsid="000dd9cc" officeooo:paragraph-rsid="000dd9cc"/>
    </style:style>
    <style:style style:name="P71" style:family="paragraph" style:parent-style-name="Standard" style:list-style-name="L2">
      <style:text-properties officeooo:rsid="0011032e" officeooo:paragraph-rsid="0011032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6ce9c"/>
    </style:style>
    <style:style style:name="T5" style:family="text">
      <style:text-properties fo:color="#c9211e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fo:font-size="12pt"/>
    </style:style>
    <style:style style:name="T8" style:family="text">
      <style:text-properties style:use-window-font-color="true" fo:font-size="12pt" fo:font-weight="normal" style:font-weight-asian="normal" style:font-weight-complex="normal"/>
    </style:style>
    <style:style style:name="T9" style:family="text">
      <style:text-properties style:use-window-font-color="true" fo:font-size="12pt" fo:font-weight="normal" officeooo:rsid="000cff4e" style:font-weight-asian="normal" style:font-weight-complex="normal"/>
    </style:style>
    <style:style style:name="T10" style:family="text">
      <style:text-properties style:use-window-font-color="true" fo:font-size="12pt" fo:font-weight="normal" officeooo:rsid="000f4f54" style:font-weight-asian="normal" style:font-weight-complex="normal"/>
    </style:style>
    <style:style style:name="T11" style:family="text">
      <style:text-properties style:use-window-font-color="true" fo:font-size="12pt" fo:font-weight="bold" style:font-weight-asian="bold" style:font-weight-complex="bold"/>
    </style:style>
    <style:style style:name="T12" style:family="text">
      <style:text-properties style:use-window-font-color="true" fo:font-size="12pt" fo:font-weight="bold" officeooo:rsid="000cff4e" style:font-weight-asian="bold" style:font-weight-complex="bold"/>
    </style:style>
    <style:style style:name="T13" style:family="text">
      <style:text-properties style:use-window-font-color="true" fo:font-size="12pt" fo:font-weight="bold" officeooo:rsid="000f4f54" style:font-weight-asian="bold" style:font-weight-complex="bold"/>
    </style:style>
    <style:style style:name="T14" style:family="text">
      <style:text-properties style:use-window-font-color="true" fo:font-size="12pt" officeooo:rsid="0013a899"/>
    </style:style>
    <style:style style:name="T15" style:family="text">
      <style:text-properties style:use-window-font-color="true" fo:font-size="12pt" officeooo:rsid="0013e35a"/>
    </style:style>
    <style:style style:name="T16" style:family="text">
      <style:text-properties style:use-window-font-color="true" fo:font-size="12pt" officeooo:rsid="001494ce"/>
    </style:style>
    <style:style style:name="T17" style:family="text">
      <style:text-properties style:use-window-font-color="true" fo:font-size="12pt" officeooo:rsid="0015080d"/>
    </style:style>
    <style:style style:name="T18" style:family="text">
      <style:text-properties style:use-window-font-color="true" fo:font-size="12pt" officeooo:rsid="001825aa"/>
    </style:style>
    <style:style style:name="T19" style:family="text">
      <style:text-properties style:use-window-font-color="true" style:text-position="super 58%" fo:font-size="12pt" fo:font-weight="normal" style:font-weight-asian="normal" style:font-weight-complex="normal"/>
    </style:style>
    <style:style style:name="T20" style:family="text">
      <style:text-properties style:use-window-font-color="true" fo:font-weight="bold" style:font-weight-asian="bold" style:font-weight-complex="bold"/>
    </style:style>
    <style:style style:name="T21" style:family="text">
      <style:text-properties style:use-window-font-color="true" officeooo:rsid="0025fb2c"/>
    </style:style>
    <style:style style:name="T22" style:family="text">
      <style:text-properties style:use-window-font-color="true" fo:font-weight="normal" style:font-weight-asian="normal" style:font-weight-complex="normal"/>
    </style:style>
    <style:style style:name="T23" style:family="text">
      <style:text-properties style:use-window-font-color="true" fo:font-weight="normal" officeooo:rsid="00351b76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ptember 28, 2020</text:p>
      <text:p text:style-name="P1">edX CS50 Web Programming with Python and JavaScript</text:p>
      <text:p text:style-name="P1"/>
      <text:p text:style-name="P7">Lecture 3: Django</text:p>
      <text:p text:style-name="P11"><text:span text:style-name="T1">Instructor: </text:span>Brian Yu</text:p>
      <text:p text:style-name="P1"><text:span text:style-name="T2"/></text:p>
      <text:p text:style-name="P12">Django</text:p>
      <text:list xml:id="list540594043" text:style-name="L1">
        <text:list-item>
          <text:p text:style-name="P14">Python web framework that allows us to write Python code which can dynamically generate HTML and CSS</text:p>
        </text:list-item>
        <text:list-item>
          <text:p text:style-name="P14">We used HTML and CSS to create static webpages</text:p>
          <text:list>
            <text:list-item>
              <text:p text:style-name="P14">Real webpages typically change often, e.g. New York Times website day-to-day</text:p>
            </text:list-item>
          </text:list>
        </text:list-item>
      </text:list>
      <text:p text:style-name="P8">HTTP</text:p>
      <text:list xml:id="list3315527237" text:style-name="L2">
        <text:list-item>
          <text:p text:style-name="P15">Hyper Text Transfer Protocol: how messages are sent across the internet</text:p>
        </text:list-item>
        <text:list-item>
          <text:p text:style-name="P15">GET is a request method, requests are sent to a web-server and responses are returned</text:p>
        </text:list-item>
        <text:list-item>
          <text:p text:style-name="P15">example:</text:p>
          <text:p text:style-name="P15">GET / HTTP/1.1</text:p>
          <text:p text:style-name="P15">Host: www.example.com</text:p>
          <text:p text:style-name="P15">…</text:p>
        </text:list-item>
        <text:list-item>
          <text:p text:style-name="P15">Response:</text:p>
          <text:p text:style-name="P15">HTTP/1.1 200 OK</text:p>
          <text:p text:style-name="P15">Content-Type: text/html</text:p>
          <text:p text:style-name="P15">…</text:p>
        </text:list-item>
        <text:list-item>
          <text:p text:style-name="P16">Status codes:</text:p>
          <text:list>
            <text:list-item>
              <text:p text:style-name="P15">200 OK</text:p>
            </text:list-item>
            <text:list-item>
              <text:p text:style-name="P15">301 Moved permanently</text:p>
            </text:list-item>
            <text:list-item>
              <text:p text:style-name="P15">403 Forbidden</text:p>
            </text:list-item>
            <text:list-item>
              <text:p text:style-name="P15">404 Not Found</text:p>
            </text:list-item>
            <text:list-item>
              <text:p text:style-name="P15">500 Internal Server Error</text:p>
            </text:list-item>
          </text:list>
        </text:list-item>
      </text:list>
      <text:p text:style-name="P13"/>
      <text:list xml:id="list182214472845928" text:continue-numbering="true" text:style-name="L2">
        <text:list-item>
          <text:p text:style-name="P31">use pip (or pip3) to install Django</text:p>
        </text:list-item>
        <text:list-item>
          <text:p text:style-name="P17">Command to create a Django project:</text:p>
          <text:p text:style-name="P32">django-admin startproject PROJECT_NAME</text:p>
        </text:list-item>
        <text:list-item>
          <text:p text:style-name="P18">manage.py <text:span text:style-name="T3">created for us by Django, used to execute commands on Django projects</text:span></text:p>
        </text:list-item>
        <text:list-item>
          <text:p text:style-name="P18">settings.py<text:span text:style-name="T3"> configuration settings for our Django application</text:span></text:p>
        </text:list-item>
        <text:list-item>
          <text:p text:style-name="P18">urls.py<text:span text:style-name="T3"> like a table of contents for our web application, all urls that we can ultimately visit</text:span></text:p>
        </text:list-item>
        <text:list-item>
          <text:p text:style-name="P19">Use manage.py <text:span text:style-name="T4">from project directory</text:span>:</text:p>
          <text:list>
            <text:list-item>
              <text:p text:style-name="P64">python manage.py runserver</text:p>
              <text:list>
                <text:list-item>
                  <text:p text:style-name="P20"><text:span text:style-name="T3">manage.py followed by command we want to run </text:span></text:p>
                </text:list-item>
                <text:list-item>
                  <text:p text:style-name="P20"><text:span text:style-name="T3">this will run the webserver locally</text:span></text:p>
                </text:list-item>
                <text:list-item>
                  <text:p text:style-name="P20"><text:span text:style-name="T3">starting development server at http://IP-ADDRESS:PORT-NUMBER/</text:span></text:p>
                </text:list-item>
              </text:list>
            </text:list-item>
          </text:list>
        </text:list-item>
        <text:list-item>
          <text:p text:style-name="P20"><text:span text:style-name="T3">Django projects: Generally consist of 1 or more Django Applications</text:span></text:p>
        </text:list-item>
        <text:list-item>
          <text:p text:style-name="P21"><text:span text:style-name="T3">Use Ctrl-c to exit the server</text:span></text:p>
        </text:list-item>
        <text:list-item>
          <text:p text:style-name="P21">To start an app: <text:span text:style-name="T5">python manage.py startapp APP_NAME</text:span></text:p>
        </text:list-item>
        <text:list-item>
          <text:p text:style-name="P65">To install an app:<text:span text:style-name="T3"> go to settings.py &gt; INSTALLED_APPS</text:span> &gt; <text:span text:style-name="T3">Add your app name to list of strings</text:span></text:p>
        </text:list-item>
        <text:list-item>
          <text:p text:style-name="P66"><text:span text:style-name="T3">Inside an app directory there are multiple files</text:span></text:p>
        </text:list-item>
        <text:list-item>
          <text:p text:style-name="P66">views.py<text:span text:style-name="T3">: each “view” is basically something the user might want to see</text:span></text:p>
        </text:list-item>
        <text:list-item>
          <text:p text:style-name="P67"><text:span text:style-name="T3">Django defines a class </text:span>HttpResponse<text:span text:style-name="T3"> but it must be imported using “from django.http import </text:span><text:soft-page-break/><text:span text:style-name="T3">HttpResponse”</text:span></text:p>
        </text:list-item>
        <text:list-item>
          <text:p text:style-name="P67"><text:span text:style-name="T3">It is often good for each app to have its own </text:span>urls.py<text:span text:style-name="T3"> </text:span></text:p>
          <text:list>
            <text:list-item>
              <text:p text:style-name="P68"><text:span text:style-name="T3">urlpatterns: list of allowable urls for app </text:span></text:p>
            </text:list-item>
            <text:list-item>
              <text:p text:style-name="P68"><text:span text:style-name="T3">from django.urls import path</text:span></text:p>
            </text:list-item>
            <text:list-item>
              <text:p text:style-name="P69"><text:span text:style-name="T12">to create a url: </text:span><text:span text:style-name="T9">path(“”, view-to-render, optional-path-name)</text:span></text:p>
            </text:list-item>
          </text:list>
        </text:list-item>
        <text:list-item>
          <text:p text:style-name="P70"><text:span text:style-name="T9">R</text:span><text:span text:style-name="T8">eturn to project directory </text:span><text:span text:style-name="T10">&gt; </text:span><text:span text:style-name="T8">project </text:span><text:span text:style-name="T11">urls.py </text:span><text:span text:style-name="T13">&gt; </text:span><text:span text:style-name="T8">update </text:span><text:span text:style-name="T11">urlpatterns </text:span><text:span text:style-name="T8">there to include application</text:span><text:span text:style-name="T10">s</text:span></text:p>
          <text:list>
            <text:list-item>
              <text:p text:style-name="P71"><text:span text:style-name="T10">e.</text:span><text:span text:style-name="T8">g. </text:span><text:span text:style-name="T11">path(‘project name/’, include(“project name.urls”))</text:span></text:p>
            </text:list-item>
          </text:list>
        </text:list-item>
        <text:list-item>
          <text:p text:style-name="P54"><text:span text:style-name="T7">We can create new views and add the paths to our urlpatterns in urls.py</text:span></text:p>
        </text:list-item>
        <text:list-item>
          <text:p text:style-name="P54"><text:span text:style-name="T7">It is helpful to use placeholders to allow additional parameters, e.g. a function greet(request, name) to greet anyone based on name</text:span></text:p>
          <text:list>
            <text:list-item>
              <text:p text:style-name="P54"><text:span text:style-name="T7">first argument in path (for this example) is “&lt;str:name&gt;”</text:span></text:p>
              <text:list>
                <text:list-item>
                  <text:p text:style-name="P54"><text:span text:style-name="T7">says that: this route could be any string, we are calling it name, it calls the greet function and passes in name as an argument</text:span></text:p>
                </text:list-item>
              </text:list>
            </text:list-item>
          </text:list>
        </text:list-item>
      </text:list>
      <text:p text:style-name="P55"><text:span text:style-name="T7">What if we want a response to be an HTML page? We don’t want to copy/paste an entire HTML doc</text:span></text:p>
      <text:list xml:id="list4019448238" text:style-name="L3">
        <text:list-item>
          <text:p text:style-name="P56"><text:span text:style-name="T7">instead return </text:span><text:span text:style-name="T11">render(</text:span><text:span text:style-name="T7">request, “</text:span><text:span text:style-name="T17">directory-name</text:span><text:span text:style-name="T15">/</text:span><text:span text:style-name="T7">name-of-template”)</text:span></text:p>
          <text:list>
            <text:list-item>
              <text:p text:style-name="P57"><text:span text:style-name="T7">directory name is usually based on app name</text:span></text:p>
            </text:list-item>
            <text:list-item>
              <text:p text:style-name="P56"><text:span text:style-name="T7">e.g. render(request, “hello/index.html”)</text:span></text:p>
            </text:list-item>
            <text:list-item>
              <text:p text:style-name="P56"><text:span text:style-name="T7">You need to create the template, </text:span><text:span text:style-name="T16">first </text:span><text:span text:style-name="T14">create a templates folder in the application directory </text:span></text:p>
            </text:list-item>
          </text:list>
        </text:list-item>
        <text:list-item>
          <text:p text:style-name="P2"><text:span text:style-name="T14">r</text:span><text:span text:style-name="T7">ender </text:span><text:span text:style-name="T8">can take an optional 3</text:span><text:span text:style-name="T19">rd</text:span><text:span text:style-name="T8"> argument called the </text:span><text:span text:style-name="T7">context</text:span></text:p>
          <text:list>
            <text:list-item>
              <text:p text:style-name="P58"><text:span text:style-name="T7">All of the information we want to provide to the template, </text:span><text:span text:style-name="T18">as a python dictionary</text:span></text:p>
            </text:list-item>
          </text:list>
        </text:list-item>
        <text:list-item>
          <text:p text:style-name="P3"><text:span text:style-name="T18">{</text:span><text:span text:style-name="T7">{ var-name }}</text:span><text:span text:style-name="T8"> double curly braces are apart of Django templating language, allows us to plug-in value of a variable given in </text:span><text:span text:style-name="T7">context</text:span></text:p>
        </text:list-item>
        <text:list-item>
          <text:p text:style-name="P59"><text:span text:style-name="T7">create new app using python manage.py startapp &gt; go to settings.py and add app name to INSTALLED_APPS &gt; go to urls.py and add path for app &gt; add urls.py for app itself</text:span></text:p>
        </text:list-item>
        <text:list-item>
          <text:p text:style-name="P4"><text:span text:style-name="T7">{% statement %} </text:span><text:span text:style-name="T8">Django syntax for logical statements</text:span></text:p>
          <text:list>
            <text:list-item>
              <text:p text:style-name="P5"><text:span text:style-name="T7">if statement</text:span><text:span text:style-name="T8"> requires an </text:span><text:span text:style-name="T7">{% endif %}</text:span><text:span text:style-name="T8"> tag</text:span></text:p>
            </text:list-item>
          </text:list>
        </text:list-item>
        <text:list-item>
          <text:p text:style-name="P60"><text:span text:style-name="T7">The Django templating language is removed from the HTML displayed, it sort of gets interpreted <text:s/></text:span></text:p>
        </text:list-item>
        <text:list-item>
          <text:p text:style-name="P61"><text:span text:style-name="T7">Django has lots of features for dealing with static files like CSS files</text:span></text:p>
        </text:list-item>
        <text:list-item>
          <text:p text:style-name="P62"><text:span text:style-name="T7">You can create a </text:span><text:span text:style-name="T11">static </text:span><text:span text:style-name="T7">folder in a project directory, create a CSS file, then put the line </text:span><text:span text:style-name="T11">{% load static %} </text:span><text:span text:style-name="T7">at the top of an HTML file to load static files</text:span></text:p>
          <text:list>
            <text:list-item>
              <text:p text:style-name="P62"><text:span text:style-name="T7">Link to the CSS file in the HTML header like so:</text:span></text:p>
              <text:p text:style-name="P6"><text:span text:style-name="T7">&lt;link href="{% static 'newyear/styles.css' %}" rel="stylesheet"&gt;</text:span></text:p>
              <text:p text:style-name="P62"><text:span text:style-name="T7">this doesn't specify the url, but says it is a </text:span><text:span text:style-name="T11">static</text:span><text:span text:style-name="T7"> file, located in </text:span><text:span text:style-name="T11">newyear/styles.css</text:span><text:span text:style-name="T7">, Django will figure out what the url should be</text:span></text:p>
            </text:list-item>
          </text:list>
        </text:list-item>
        <text:list-item>
          <text:p text:style-name="P63"><text:span text:style-name="T7">We can add a loop to an HTML template using the </text:span><text:span text:style-name="T11">{% %} </text:span><text:span text:style-name="T7">syntax, with an </text:span><text:span text:style-name="T11">{% endfor %}</text:span><text:span text:style-name="T7"> tag after a for loop body</text:span></text:p>
          <text:p text:style-name="P63"><text:span text:style-name="T7"/></text:p>
        </text:list-item>
      </text:list>
      <text:p text:style-name="P9"><text:span text:style-name="T6">Template Inheritance</text:span></text:p>
      <text:p text:style-name="P33"><text:span text:style-name="T6">Define an HTML file called the layout that other HTML files can inherit from</text:span></text:p>
      <text:list xml:id="list3303967062" text:style-name="L5">
        <text:list-item>
          <text:p text:style-name="P34"><text:span text:style-name="T6">Inherits structure that is the same</text:span></text:p>
        </text:list-item>
        <text:list-item>
          <text:p text:style-name="P34"><text:span text:style-name="T6">You tell it where it differs</text:span></text:p>
        </text:list-item>
        <text:list-item>
          <text:p text:style-name="P35"><text:span text:style-name="T6">inside layout, use </text:span><text:span text:style-name="T20">{% block blockname %} {% endblock %} </text:span><text:span text:style-name="T6">tag to specify what section of HTML might change</text:span></text:p>
        </text:list-item>
        <text:list-item>
          <text:p text:style-name="P35"><text:span text:style-name="T6">Can remove everything from child HTML except for part that goes where </text:span><text:span text:style-name="T20">block</text:span><text:span text:style-name="T6"> is</text:span></text:p>
          <text:list>
            <text:list-item>
              <text:p text:style-name="P35"><text:span text:style-name="T6">To top of child HTML add </text:span><text:span text:style-name="T20">{% extends "path to layout" %}</text:span></text:p>
            </text:list-item>
            <text:list-item>
              <text:p text:style-name="P36"><text:span text:style-name="T6">Add </text:span><text:span text:style-name="T20">block </text:span><text:span text:style-name="T6">tags around the HTML</text:span></text:p>
            </text:list-item>
          </text:list>
        </text:list-item>
      </text:list>
      <text:p text:style-name="P37"><text:span text:style-name="T6"/></text:p>
      <text:list xml:id="list182214877123769" text:continue-numbering="true" text:style-name="L5">
        <text:list-item>
          <text:p text:style-name="P38"><text:span text:style-name="T6">You can link to a specific file using href=</text:span><text:span text:style-name="T21">"</text:span><text:span text:style-name="T20">{% url 'url-name' %}</text:span><text:span text:style-name="T21">"</text:span></text:p>
          <text:list>
            <text:list-item>
              <text:p text:style-name="P38"><text:soft-page-break/><text:span text:style-name="T6">based on </text:span><text:span text:style-name="T20">paths</text:span><text:span text:style-name="T6"> in </text:span><text:span text:style-name="T20">urls.py</text:span><text:span text:style-name="T6"> file</text:span></text:p>
            </text:list-item>
          </text:list>
        </text:list-item>
        <text:list-item>
          <text:p text:style-name="P39"><text:span text:style-name="T6">To fix namespace collisions, give urls an app_name</text:span></text:p>
          <text:list>
            <text:list-item>
              <text:p text:style-name="P40"><text:span text:style-name="T6">then link to a url 'app_name:url_name'</text:span></text:p>
            </text:list-item>
          </text:list>
        </text:list-item>
        <text:list-item>
          <text:p text:style-name="P41"><text:span text:style-name="T6">To have a </text:span><text:span text:style-name="T20">form</text:span><text:span text:style-name="T6"> do something, it needs an action and maybe also a method</text:span></text:p>
        </text:list-item>
        <text:list-item>
          <text:p text:style-name="P41"><text:span text:style-name="T6">Anytime you're submitting data that could change some state in an application, usually uses HTTP </text:span><text:span text:style-name="T20">post</text:span><text:span text:style-name="T6"> method </text:span></text:p>
        </text:list-item>
        <text:list-item>
          <text:p text:style-name="P42"><text:span text:style-name="T6">By default this might cause a </text:span><text:span text:style-name="T20">Cross-Site Request Forgery </text:span><text:span text:style-name="T6">error if the form is not designed in a secure way</text:span></text:p>
          <text:list>
            <text:list-item>
              <text:p text:style-name="P43"><text:span text:style-name="T6">Add a hidden token to our form, the token is sent with the form and checked for validity</text:span></text:p>
            </text:list-item>
            <text:list-item>
              <text:p text:style-name="P22"><text:span text:style-name="T6">CSRF</text:span><text:span text:style-name="T22"> turned on by default, in Django Middleware, located in the project's </text:span><text:span text:style-name="T6">settings.py</text:span></text:p>
            </text:list-item>
            <text:list-item>
              <text:p text:style-name="P22"><text:span text:style-name="T22">You can add the token using the built in </text:span><text:span text:style-name="T6">{% csrf_token %}</text:span><text:span text:style-name="T22"> within the form</text:span></text:p>
            </text:list-item>
          </text:list>
        </text:list-item>
        <text:list-item>
          <text:p text:style-name="P23"><text:span text:style-name="T22">Django also provides easy ways to create/interact with forms</text:span></text:p>
          <text:list>
            <text:list-item>
              <text:p text:style-name="P24"><text:span text:style-name="T22">from Django import forms</text:span></text:p>
            </text:list-item>
            <text:list-item>
              <text:p text:style-name="P24"><text:span text:style-name="T22">Create a class for the form we want</text:span></text:p>
              <text:list>
                <text:list-item>
                  <text:p text:style-name="P24"><text:span text:style-name="T22">Specify fields of the form e.g. forms.CharField</text:span></text:p>
                </text:list-item>
              </text:list>
            </text:list-item>
            <text:list-item>
              <text:p text:style-name="P25"><text:span text:style-name="T22">Provide the form as context to a render return in </text:span><text:span text:style-name="T6">views.py</text:span></text:p>
            </text:list-item>
          </text:list>
        </text:list-item>
        <text:list-item>
          <text:p text:style-name="P44"><text:span text:style-name="T6">Can check the </text:span><text:span text:style-name="T20">request.method</text:span><text:span text:style-name="T6"> in a conditional e.g. if </text:span><text:span text:style-name="T20">request.method </text:span><text:span text:style-name="T6">== "</text:span><text:span text:style-name="T20">POST</text:span><text:span text:style-name="T6">":</text:span></text:p>
          <text:list>
            <text:list-item>
              <text:p text:style-name="P44"><text:span text:style-name="T6">Can create a new form object from a developer-defined form class and provide </text:span><text:span text:style-name="T20">request.POST</text:span><text:span text:style-name="T6"> as input</text:span></text:p>
            </text:list-item>
            <text:list-item>
              <text:p text:style-name="P26"><text:span text:style-name="T6">request.POST </text:span><text:span text:style-name="T22">contains all data user submitted when they submitted the form</text:span></text:p>
            </text:list-item>
          </text:list>
        </text:list-item>
        <text:list-item>
          <text:p text:style-name="P27"><text:span text:style-name="T6">form-object.is_valid()</text:span><text:span text:style-name="T22"> check form validity</text:span></text:p>
        </text:list-item>
        <text:list-item>
          <text:p text:style-name="P27"><text:span text:style-name="T6">form-object.cleaned_data</text:span><text:span text:style-name="T22"> a clean version of the submitted data which can be indexed by the fields of </text:span><text:span text:style-name="T6">form-object's</text:span><text:span text:style-name="T22"> </text:span><text:span text:style-name="T6">class</text:span></text:p>
        </text:list-item>
        <text:list-item>
          <text:p text:style-name="P45"><text:span text:style-name="T6">We want both </text:span><text:span text:style-name="T20">client-side</text:span><text:span text:style-name="T6"> and </text:span><text:span text:style-name="T20">server-side</text:span><text:span text:style-name="T6"> </text:span><text:span text:style-name="T20">validation</text:span><text:span text:style-name="T6"> to make sure that submitted data is valid</text:span></text:p>
        </text:list-item>
        <text:list-item>
          <text:p text:style-name="P46"><text:span text:style-name="T6">Routes with forms often support GET and POST methods</text:span></text:p>
        </text:list-item>
        <text:list-item>
          <text:p text:style-name="P47"><text:span text:style-name="T6">To redirect a user you can use </text:span><text:span text:style-name="T20">HttpResponseRedirect("route")</text:span></text:p>
          <text:list>
            <text:list-item>
              <text:p text:style-name="P47"><text:span text:style-name="T6">You can use the </text:span><text:span text:style-name="T20">reverse </text:span><text:span text:style-name="T6">function to get the url of a given url route e.g. </text:span><text:span text:style-name="T20">reverse("tasks:index")</text:span></text:p>
            </text:list-item>
          </text:list>
        </text:list-item>
      </text:list>
      <text:p text:style-name="P48"><text:span text:style-name="T20"/></text:p>
      <text:p text:style-name="P10"><text:span text:style-name="T6">Sessions</text:span></text:p>
      <text:list xml:id="list1275212995" text:style-name="L6">
        <text:list-item>
          <text:p text:style-name="P28"><text:span text:style-name="T22">A way to remember "who you are" and store information between sessions</text:span></text:p>
          <text:list>
            <text:list-item>
              <text:p text:style-name="P30"><text:span text:style-name="T22">Requires creating a table </text:span></text:p>
            </text:list-item>
            <text:list-item>
              <text:p text:style-name="P30"><text:span text:style-name="T22">use </text:span><text:span text:style-name="T6">python manage.py migrate</text:span><text:span text:style-name="T23"> to create default tables inside Django database</text:span></text:p>
            </text:list-item>
          </text:list>
        </text:list-item>
        <text:list-item>
          <text:p text:style-name="P29"><text:span text:style-name="T22">Can look inside a session via </text:span><text:span text:style-name="T6">request.session</text:span></text:p>
          <text:list>
            <text:list-item>
              <text:p text:style-name="P49"><text:span text:style-name="T6">e.g. if "tasks" not in </text:span><text:span text:style-name="T20">request.session</text:span><text:span text:style-name="T6">:</text:span></text:p>
            </text:list-item>
          </text:list>
        </text:list-item>
      </text:list>
      <text:p text:style-name="P50"><text:span text:style-name="T6"/></text:p>
      <text:list xml:id="list182214141745182" text:continue-numbering="true" text:style-name="L6">
        <text:list-item>
          <text:p text:style-name="P51"><text:span text:style-name="T6">Django allows us to check if a for loop is empty and specify a behavior using the </text:span><text:span text:style-name="T20">{% empty %} </text:span><text:span text:style-name="T6">tag</text:span></text:p>
        </text:list-item>
        <text:list-item>
          <text:p text:style-name="P52"><text:span text:style-name="T6">Adding to a session value:</text:span></text:p>
          <text:list>
            <text:list-item>
              <text:p text:style-name="P52"><text:span text:style-name="T6">e.g. </text:span><text:span text:style-name="T20">request.session["tasks"] += [task]</text:span></text:p>
            </text:list-item>
          </text:list>
        </text:list-item>
        <text:list-item>
          <text:p text:style-name="P53"><text:span text:style-name="T6">Django becomes especially powerful when we are able to store and manipulate information in databases</text:span></text:p>
        </text:list-item>
      </text:list>
      <text:list xml:id="list182212776923765" text:continue-list="list182214877123769" text:style-name="L5">
        <text:list-item>
          <text:list>
            <text:list-header>
              <text:p text:style-name="P47"><text:span text:style-name="T20"/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28T18:22:12.658653451</dc:date>
    <meta:editing-duration>PT3H24M39S</meta:editing-duration>
    <meta:editing-cycles>55</meta:editing-cycles>
    <meta:generator>LibreOffice/6.4.6.2$Linux_X86_64 LibreOffice_project/40$Build-2</meta:generator>
    <meta:document-statistic meta:table-count="0" meta:image-count="0" meta:object-count="0" meta:page-count="3" meta:paragraph-count="115" meta:word-count="1209" meta:character-count="6671" meta:non-whitespace-character-count="5672"/>
  </office:meta>
</office:document-meta>
</file>